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22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53.27mm"/>
    </style:style>
    <style:style style:name="co4" style:family="table-column">
      <style:table-column-properties fo:break-before="auto" style:column-width="39.16mm"/>
    </style:style>
    <style:style style:name="co5" style:family="table-column">
      <style:table-column-properties fo:break-before="auto" style:column-width="34.93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6.0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4" style:family="table-cell" style:parent-style-name="Default" style:data-style-name="N0">
      <style:table-cell-properties fo:border-bottom="none" fo:background-color="#dddddd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0">
      <style:table-cell-properties fo:border-bottom="none" fo:background-color="#99ff99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6" style:family="table-cell" style:parent-style-name="Default" style:data-style-name="N0">
      <style:table-cell-properties fo:border-bottom="none" fo:background-color="#ccff66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 style:data-style-name="N0">
      <style:table-cell-properties fo:border-bottom="none" fo:background-color="#ff99ff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ff99ff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 style:data-style-name="N0">
      <style:table-cell-properties fo:border-bottom="0.74pt solid #000000" fo:background-color="#99ff99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0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" style:family="table-cell" style:parent-style-name="Default" style:data-style-name="N0">
      <style:table-cell-properties fo:background-color="#dddddd" style:text-align-source="fix" style:repeat-content="false" fo:border="none" style:vertical-align="middle"/>
      <style:paragraph-properties fo:text-align="center" fo:margin-left="0mm"/>
    </style:style>
    <style:style style:name="ce12" style:family="table-cell" style:parent-style-name="Default" style:data-style-name="N0">
      <style:table-cell-properties fo:background-color="#99ff99" style:text-align-source="fix" style:repeat-content="false" fo:border="none" style:vertical-align="middle"/>
      <style:paragraph-properties fo:text-align="center" fo:margin-left="0mm"/>
    </style:style>
    <style:style style:name="ce13" style:family="table-cell" style:parent-style-name="Default" style:data-style-name="N0">
      <style:table-cell-properties fo:background-color="#ccff66" style:text-align-source="fix" style:repeat-content="false" fo:border="none" style:vertical-align="middle"/>
      <style:paragraph-properties fo:text-align="center" fo:margin-left="0mm"/>
    </style:style>
    <style:style style:name="ce14" style:family="table-cell" style:parent-style-name="Default" style:data-style-name="N0">
      <style:table-cell-properties fo:background-color="#ff99ff" style:text-align-source="fix" style:repeat-content="false" fo:border="non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99ff" style:text-align-source="fix" style:repeat-content="false" fo:border="none" style:vertical-align="middle"/>
      <style:paragraph-properties fo:text-align="center" fo:margin-left="0mm"/>
    </style:style>
    <style:style style:name="ce16" style:family="table-cell" style:parent-style-name="Default" style:data-style-name="N0">
      <style:table-cell-properties fo:border-bottom="0.74pt solid #000000" fo:background-color="#99ff99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 style:data-style-name="N0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3" style:family="table-cell" style:parent-style-name="Default" style:data-style-name="N0">
      <style:table-cell-properties fo:border-bottom="none" fo:background-color="#99ff99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4" style:family="table-cell" style:parent-style-name="Default" style:data-style-name="N0">
      <style:table-cell-properties fo:border-bottom="none" fo:background-color="#cc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5" style:family="table-cell" style:parent-style-name="Default" style:data-style-name="N0">
      <style:table-cell-properties fo:border-bottom="none" fo:background-color="#ff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6" style:family="table-cell" style:parent-style-name="Default" style:data-style-name="N0">
      <style:table-cell-properties fo:border-bottom="0.74pt solid #000000" fo:background-color="#99ff99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shapes>
          <draw:frame draw:z-index="3" draw:style-name="gr1" draw:text-style-name="P1" svg:width="160.02mm" svg:height="90mm" svg:x="292.03mm" svg:y="121.85mm">
            <loext:p draw:notify-on-update-of-ranges="Feuille1.C37:Feuille1.C42 Feuille1.D37:Feuille1.D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02mm" svg:height="89.97mm" svg:x="238.59mm" svg:y="165.67mm">
            <loext:p draw:notify-on-update-of-ranges="Feuille1.C43:Feuille1.C54 Feuille1.D43:Feuille1.D5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0.02mm" svg:height="89.97mm" svg:x="257.43mm" svg:y="256.23mm">
            <loext:p draw:notify-on-update-of-ranges="Feuille1.C55:Feuille1.C58 Feuille1.D55:Feuille1.D5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21.23mm" svg:y="348.12mm">
            <loext:p draw:notify-on-update-of-ranges="Feuille1.A63:Feuille1.A68 Feuille1.B63:Feuille1.B6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5"/>
          <table:table-cell>
            <draw:frame table:end-cell-address="Feuille1.P20" table:end-x="11.37mm" table:end-y="0.52mm" draw:z-index="0" draw:name="Graphique 2" draw:style-name="gr2" svg:width="225.71mm" svg:height="90.84mm" svg:x="18.51mm" svg:y="2.35mm">
              <loext:p draw:notify-on-update-of-ranges="Feuille1.C5:Feuille1.C28 Feuille1.D5:Feuille1.D28"/>
              <draw:object xlink:href="./Object 1" xlink:type="simple" xlink:show="embed" xlink:actuate="onLoad"/>
              <draw:image xlink:href="./ObjectReplacements/Object 1" xlink:type="simple" xlink:show="embed" xlink:actuate="onLoad"/>
              <svg:title>NB reads MT</svg:title>
            </draw:frame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Species</text:p>
          </table:table-cell>
          <table:table-cell table:style-name="ce2" office:value-type="string" calcext:value-type="string">
            <text:p>nb genes / contigs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nbr reads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Medicago Truncatula</text:p>
          </table:table-cell>
          <table:table-cell table:style-name="ce10" office:value-type="float" office:value="50160" calcext:value-type="float">
            <text:p>50160</text:p>
          </table:table-cell>
          <table:table-cell table:style-name="ce17" office:value-type="string" calcext:value-type="string">
            <text:p>PolyA_N1_al_uniq</text:p>
          </table:table-cell>
          <table:table-cell table:style-name="ce21" office:value-type="float" office:value="54321122" calcext:value-type="float">
            <text:p>54321122</text:p>
          </table:table-cell>
          <table:table-cell table:formula="of:=AVERAGE([.D5:.D28])" office:value-type="float" office:value="82026264.125" calcext:value-type="float">
            <text:p>82026264,125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N2_al_uniq</text:p>
          </table:table-cell>
          <table:table-cell table:style-name="ce22" office:value-type="float" office:value="48976168" calcext:value-type="float">
            <text:p>48976168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8" office:value-type="string" calcext:value-type="string">
            <text:p>PolyA_N3_al_uniq</text:p>
          </table:table-cell>
          <table:table-cell table:style-name="ce22" office:value-type="float" office:value="50746978" calcext:value-type="float">
            <text:p>50746978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Ribo_N1_al_uniq</text:p>
          </table:table-cell>
          <table:table-cell table:style-name="ce22" office:value-type="float" office:value="69801165" calcext:value-type="float">
            <text:p>69801165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Ribo_N2_al_uniq</text:p>
          </table:table-cell>
          <table:table-cell table:style-name="ce22" office:value-type="float" office:value="45935451" calcext:value-type="float">
            <text:p>4593545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Ribo_N3_al_uniq</text:p>
          </table:table-cell>
          <table:table-cell table:style-name="ce22" office:value-type="float" office:value="18754740" calcext:value-type="float">
            <text:p>18754740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R1_al_uniq</text:p>
          </table:table-cell>
          <table:table-cell table:style-name="ce22" office:value-type="float" office:value="66435765" calcext:value-type="float">
            <text:p>66435765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R2_al_uniq</text:p>
          </table:table-cell>
          <table:table-cell table:style-name="ce22" office:value-type="float" office:value="52336316" calcext:value-type="float">
            <text:p>52336316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R3_al_uniq</text:p>
          </table:table-cell>
          <table:table-cell table:style-name="ce22" office:value-type="float" office:value="66355924" calcext:value-type="float">
            <text:p>66355924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Ribo_R1_al_uniq</text:p>
          </table:table-cell>
          <table:table-cell table:style-name="ce22" office:value-type="float" office:value="64920504" calcext:value-type="float">
            <text:p>64920504</text:p>
          </table:table-cell>
          <table:table-cell table:number-columns-repeated="6"/>
          <table:table-cell>
            <draw:frame table:end-cell-address="Feuille1.P26" table:end-x="17.44mm" table:end-y="1.32mm" draw:z-index="1" draw:name="Graphique 3" draw:style-name="gr2" svg:width="118.31mm" svg:height="57.1mm" svg:x="15.56mm" svg:y="2.66mm">
              <loext:p draw:notify-on-update-of-ranges="Feuille1.C29:Feuille1.C32 Feuille1.D29:Feuille1.D32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4"/>
          <table:table-cell table:style-name="ce11"/>
          <table:table-cell table:style-name="ce18" office:value-type="string" calcext:value-type="string">
            <text:p>Ribo_R3_al_uniq</text:p>
          </table:table-cell>
          <table:table-cell table:style-name="ce22" office:value-type="float" office:value="28694838" calcext:value-type="float">
            <text:p>28694838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8" office:value-type="string" calcext:value-type="string">
            <text:p>Ribo_R2_al_uniq</text:p>
          </table:table-cell>
          <table:table-cell table:style-name="ce22" office:value-type="float" office:value="88931117" calcext:value-type="float">
            <text:p>88931117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N1_al_mult</text:p>
          </table:table-cell>
          <table:table-cell table:style-name="ce22" office:value-type="float" office:value="108642245" calcext:value-type="float">
            <text:p>108642245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N2_al_mult</text:p>
          </table:table-cell>
          <table:table-cell table:style-name="ce22" office:value-type="float" office:value="97952338" calcext:value-type="float">
            <text:p>97952338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8" office:value-type="string" calcext:value-type="string">
            <text:p>PolyA_N3_al_mult</text:p>
          </table:table-cell>
          <table:table-cell table:style-name="ce22" office:value-type="float" office:value="101493959" calcext:value-type="float">
            <text:p>101493959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Ribo_N1_al_mult</text:p>
          </table:table-cell>
          <table:table-cell table:style-name="ce22" office:value-type="float" office:value="139602334" calcext:value-type="float">
            <text:p>139602334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Ribo_N2_al_mult</text:p>
          </table:table-cell>
          <table:table-cell table:style-name="ce22" office:value-type="float" office:value="91870907" calcext:value-type="float">
            <text:p>91870907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Ribo_N3_al_mult</text:p>
          </table:table-cell>
          <table:table-cell table:style-name="ce22" office:value-type="float" office:value="37509486" calcext:value-type="float">
            <text:p>37509486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R1_al_mult</text:p>
          </table:table-cell>
          <table:table-cell table:style-name="ce22" office:value-type="float" office:value="132871537" calcext:value-type="float">
            <text:p>132871537</text:p>
          </table:table-cell>
          <table:table-cell/>
          <table:table-cell>
            <draw:frame table:end-cell-address="Feuille1.L37" table:end-x="6.81mm" table:end-y="1.33mm" draw:z-index="2" draw:name="Graphique 4" draw:style-name="gr2" svg:width="127.02mm" svg:height="70.71mm" svg:x="19.51mm" svg:y="0.01mm">
              <loext:p draw:notify-on-update-of-ranges="Feuille1.C33:Feuille1.C36 Feuille1.D33:Feuille1.D3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R2_al_mult</text:p>
          </table:table-cell>
          <table:table-cell table:style-name="ce22" office:value-type="float" office:value="104672640" calcext:value-type="float">
            <text:p>104672640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R3_al_mult</text:p>
          </table:table-cell>
          <table:table-cell table:style-name="ce22" office:value-type="float" office:value="132711857" calcext:value-type="float">
            <text:p>132711857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Ribo_R1_al_mult</text:p>
          </table:table-cell>
          <table:table-cell table:style-name="ce22" office:value-type="float" office:value="129841017" calcext:value-type="float">
            <text:p>129841017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8" office:value-type="string" calcext:value-type="string">
            <text:p>Ribo_R3_al_mult</text:p>
          </table:table-cell>
          <table:table-cell table:style-name="ce22" office:value-type="float" office:value="57389687" calcext:value-type="float">
            <text:p>57389687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8" office:value-type="string" calcext:value-type="string">
            <text:p>Ribo_R2_al_mult</text:p>
          </table:table-cell>
          <table:table-cell table:style-name="ce22" office:value-type="float" office:value="177862244" calcext:value-type="float">
            <text:p>17786224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haesolus vulgaris</text:p>
          </table:table-cell>
          <table:table-cell table:style-name="ce12" office:value-type="float" office:value="28321" calcext:value-type="float">
            <text:p>28321</text:p>
          </table:table-cell>
          <table:table-cell table:style-name="ce12" office:value-type="string" calcext:value-type="string">
            <text:p>nodule al uniq</text:p>
          </table:table-cell>
          <table:table-cell table:style-name="ce23" office:value-type="float" office:value="19068501" calcext:value-type="float">
            <text:p>19068501</text:p>
          </table:table-cell>
          <table:table-cell table:formula="of:=AVERAGE([.D29:.D32])" office:value-type="float" office:value="24738331.5" calcext:value-type="float">
            <text:p>24738331,5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12"/>
          <table:table-cell table:style-name="ce12" office:value-type="string" calcext:value-type="string">
            <text:p>root al uniq</text:p>
          </table:table-cell>
          <table:table-cell table:style-name="ce23" office:value-type="float" office:value="20313350" calcext:value-type="float">
            <text:p>20313350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2"/>
          <table:table-cell table:style-name="ce12" office:value-type="string" calcext:value-type="string">
            <text:p>nodule al mult</text:p>
          </table:table-cell>
          <table:table-cell table:style-name="ce23" office:value-type="float" office:value="31777562" calcext:value-type="float">
            <text:p>31777562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2"/>
          <table:table-cell table:style-name="ce12" office:value-type="string" calcext:value-type="string">
            <text:p>root al mult</text:p>
          </table:table-cell>
          <table:table-cell table:style-name="ce23" office:value-type="float" office:value="27793913" calcext:value-type="float">
            <text:p>2779391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lycine max</text:p>
          </table:table-cell>
          <table:table-cell table:style-name="ce11" office:value-type="float" office:value="57104" calcext:value-type="float">
            <text:p>57104</text:p>
          </table:table-cell>
          <table:table-cell table:style-name="ce11" office:value-type="string" calcext:value-type="string">
            <text:p>nodule al uniq</text:p>
          </table:table-cell>
          <table:table-cell table:style-name="ce22" office:value-type="float" office:value="5692568" calcext:value-type="float">
            <text:p>5692568</text:p>
          </table:table-cell>
          <table:table-cell table:formula="of:=AVERAGE([.D33:.D36])" office:value-type="float" office:value="7167878.25" calcext:value-type="float">
            <text:p>7167878,25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11" office:value-type="string" calcext:value-type="string">
            <text:p>root al uniq</text:p>
          </table:table-cell>
          <table:table-cell table:style-name="ce22" office:value-type="float" office:value="4910919" calcext:value-type="float">
            <text:p>4910919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1" office:value-type="string" calcext:value-type="string">
            <text:p>nodul al mult</text:p>
          </table:table-cell>
          <table:table-cell table:style-name="ce22" office:value-type="float" office:value="9831647" calcext:value-type="float">
            <text:p>9831647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1" office:value-type="string" calcext:value-type="string">
            <text:p>root al mult</text:p>
          </table:table-cell>
          <table:table-cell table:style-name="ce22" office:value-type="float" office:value="8236379" calcext:value-type="float">
            <text:p>8236379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icer Arietinum</text:p>
          </table:table-cell>
          <table:table-cell table:style-name="ce13" office:value-type="float" office:value="83405" calcext:value-type="float">
            <text:p>83405</text:p>
          </table:table-cell>
          <table:table-cell table:style-name="ce13" office:value-type="string" calcext:value-type="string">
            <text:p>nod 2to10DPI al uniq</text:p>
          </table:table-cell>
          <table:table-cell table:style-name="ce24" office:value-type="float" office:value="205129" calcext:value-type="float">
            <text:p>205129</text:p>
          </table:table-cell>
          <table:table-cell table:formula="of:=AVERAGE([.D37:.D42])" office:value-type="float" office:value="264040.166666667" calcext:value-type="float">
            <text:p>264040,166666667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nod 11to28DPI al uniq</text:p>
          </table:table-cell>
          <table:table-cell table:style-name="ce24" office:value-type="float" office:value="319781" calcext:value-type="float">
            <text:p>319781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root al uniq</text:p>
          </table:table-cell>
          <table:table-cell table:style-name="ce24" office:value-type="float" office:value="213753" calcext:value-type="float">
            <text:p>213753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nod 2to10DPI al mult</text:p>
          </table:table-cell>
          <table:table-cell table:style-name="ce24" office:value-type="float" office:value="234934" calcext:value-type="float">
            <text:p>234934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nod 11to28DPI al mult</text:p>
          </table:table-cell>
          <table:table-cell table:style-name="ce24" office:value-type="float" office:value="360458" calcext:value-type="float">
            <text:p>360458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root al mult</text:p>
          </table:table-cell>
          <table:table-cell table:style-name="ce24" office:value-type="float" office:value="250186" calcext:value-type="float">
            <text:p>25018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dicago Sativa</text:p>
          </table:table-cell>
          <table:table-cell table:style-name="ce14" office:value-type="float" office:value="112626" calcext:value-type="float">
            <text:p>112626</text:p>
          </table:table-cell>
          <table:table-cell table:style-name="ce19" office:value-type="string" calcext:value-type="string">
            <text:p>nodule_s1_al_uniq</text:p>
          </table:table-cell>
          <table:table-cell table:style-name="ce25" office:value-type="float" office:value="11218511" calcext:value-type="float">
            <text:p>11218511</text:p>
          </table:table-cell>
          <table:table-cell table:formula="of:=AVERAGE([.D43:.D54])" office:value-type="float" office:value="27727554.1666667" calcext:value-type="float">
            <text:p>27727554,1666667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14"/>
          <table:table-cell table:style-name="ce19" office:value-type="string" calcext:value-type="string">
            <text:p>nodule_s2_al_uniq</text:p>
          </table:table-cell>
          <table:table-cell table:style-name="ce25" office:value-type="float" office:value="12368831" calcext:value-type="float">
            <text:p>1236883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4"/>
          <table:table-cell table:style-name="ce19" office:value-type="string" calcext:value-type="string">
            <text:p>nodule_s3_al_uniq</text:p>
          </table:table-cell>
          <table:table-cell table:style-name="ce25" office:value-type="float" office:value="6808568" calcext:value-type="float">
            <text:p>6808568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4"/>
          <table:table-cell table:style-name="ce19" office:value-type="string" calcext:value-type="string">
            <text:p>root_s1_al_uniq</text:p>
          </table:table-cell>
          <table:table-cell table:style-name="ce25" office:value-type="float" office:value="11040510" calcext:value-type="float">
            <text:p>11040510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4"/>
          <table:table-cell table:style-name="ce19" office:value-type="string" calcext:value-type="string">
            <text:p>root_s2_al_uniq</text:p>
          </table:table-cell>
          <table:table-cell table:style-name="ce25" office:value-type="float" office:value="9366346" calcext:value-type="float">
            <text:p>9366346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4"/>
          <table:table-cell table:style-name="ce19" office:value-type="string" calcext:value-type="string">
            <text:p>root_s3_al_uniq</text:p>
          </table:table-cell>
          <table:table-cell table:style-name="ce25" office:value-type="float" office:value="9970536" calcext:value-type="float">
            <text:p>9970536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4"/>
          <table:table-cell table:style-name="ce19" office:value-type="string" calcext:value-type="string">
            <text:p>nodule_s1_al_mult</text:p>
          </table:table-cell>
          <table:table-cell table:style-name="ce25" office:value-type="float" office:value="52859084" calcext:value-type="float">
            <text:p>52859084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5"/>
          <table:table-cell table:style-name="ce19" office:value-type="string" calcext:value-type="string">
            <text:p>nodule_s2_al_mult</text:p>
          </table:table-cell>
          <table:table-cell table:style-name="ce25" office:value-type="float" office:value="51144133" calcext:value-type="float">
            <text:p>51144133</text:p>
          </table:table-cell>
          <table:table-cell table:style-name="Default" table:number-columns-repeated="1020"/>
        </table:table-row>
        <table:table-row table:style-name="ro1">
          <table:table-cell table:style-name="ce8"/>
          <table:table-cell table:style-name="ce15"/>
          <table:table-cell table:style-name="ce19" office:value-type="string" calcext:value-type="string">
            <text:p>nodule_s3_al_mult</text:p>
          </table:table-cell>
          <table:table-cell table:style-name="ce25" office:value-type="float" office:value="33022113" calcext:value-type="float">
            <text:p>33022113</text:p>
          </table:table-cell>
          <table:table-cell table:style-name="Default" table:number-columns-repeated="1020"/>
        </table:table-row>
        <table:table-row table:style-name="ro1">
          <table:table-cell table:style-name="ce8"/>
          <table:table-cell table:style-name="ce15"/>
          <table:table-cell table:style-name="ce19" office:value-type="string" calcext:value-type="string">
            <text:p>root_s1_al_mult</text:p>
          </table:table-cell>
          <table:table-cell table:style-name="ce25" office:value-type="float" office:value="48732618" calcext:value-type="float">
            <text:p>48732618</text:p>
          </table:table-cell>
          <table:table-cell table:style-name="Default" table:number-columns-repeated="1020"/>
        </table:table-row>
        <table:table-row table:style-name="ro1">
          <table:table-cell table:style-name="ce8"/>
          <table:table-cell table:style-name="ce15"/>
          <table:table-cell table:style-name="ce19" office:value-type="string" calcext:value-type="string">
            <text:p>root_s2_al_mult</text:p>
          </table:table-cell>
          <table:table-cell table:style-name="ce25" office:value-type="float" office:value="41276211" calcext:value-type="float">
            <text:p>41276211</text:p>
          </table:table-cell>
          <table:table-cell table:style-name="Default" table:number-columns-repeated="1020"/>
        </table:table-row>
        <table:table-row table:style-name="ro1">
          <table:table-cell table:style-name="ce8"/>
          <table:table-cell table:style-name="ce15"/>
          <table:table-cell table:style-name="ce19" office:value-type="string" calcext:value-type="string">
            <text:p>root_s3_al_mult</text:p>
          </table:table-cell>
          <table:table-cell table:style-name="ce25" office:value-type="float" office:value="44923189" calcext:value-type="float">
            <text:p>4492318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Pisum Sativum</text:p>
          </table:table-cell>
          <table:table-cell table:style-name="ce12" office:value-type="float" office:value="40204" calcext:value-type="float">
            <text:p>40204</text:p>
          </table:table-cell>
          <table:table-cell table:style-name="ce20" office:value-type="string" calcext:value-type="string">
            <text:p>root_al_uniq</text:p>
          </table:table-cell>
          <table:table-cell table:style-name="ce23" office:value-type="float" office:value="117151698" calcext:value-type="float">
            <text:p>117151698</text:p>
          </table:table-cell>
          <table:table-cell table:formula="of:=AVERAGE([.D55:.D58])" office:value-type="float" office:value="134076037" calcext:value-type="float">
            <text:p>134076037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12"/>
          <table:table-cell table:style-name="ce20" office:value-type="string" calcext:value-type="string">
            <text:p>nodule_al_uniq</text:p>
          </table:table-cell>
          <table:table-cell table:style-name="ce23" office:value-type="float" office:value="111610406" calcext:value-type="float">
            <text:p>111610406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2"/>
          <table:table-cell table:style-name="ce20" office:value-type="string" calcext:value-type="string">
            <text:p>root_al_mult</text:p>
          </table:table-cell>
          <table:table-cell table:style-name="ce23" office:value-type="float" office:value="161810160" calcext:value-type="float">
            <text:p>161810160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20" office:value-type="string" calcext:value-type="string">
            <text:p>nodule_al_mult</text:p>
          </table:table-cell>
          <table:table-cell table:style-name="ce26" office:value-type="float" office:value="145731884" calcext:value-type="float">
            <text:p>145731884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yenne nbr read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edicago Truncatula</text:p>
          </table:table-cell>
          <table:table-cell office:value-type="float" office:value="82026264.125" calcext:value-type="float">
            <text:p>82026264,12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haesolus vulgaris</text:p>
          </table:table-cell>
          <table:table-cell office:value-type="float" office:value="24738331.5" calcext:value-type="float">
            <text:p>24738331,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lycine max</text:p>
          </table:table-cell>
          <table:table-cell office:value-type="float" office:value="7167878.25" calcext:value-type="float">
            <text:p>7167878,2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icer Arietinum</text:p>
          </table:table-cell>
          <table:table-cell office:value-type="float" office:value="264040.166666667" calcext:value-type="float">
            <text:p>264040,166666667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edicago Sativa</text:p>
          </table:table-cell>
          <table:table-cell office:value-type="float" office:value="27727554.1666667" calcext:value-type="float">
            <text:p>27727554,166666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isum Sativum</text:p>
          </table:table-cell>
          <table:table-cell office:value-type="float" office:value="134076037" calcext:value-type="float">
            <text:p>134076037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5:36:50.140175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nathan TOREL-SALAT</meta:initial-creator>
    <meta:creation-date>2018-04-05T10:07:10Z</meta:creation-date>
    <dc:date>2018-04-06T15:37:38.760767014</dc:date>
    <meta:editing-cycles>16</meta:editing-cycles>
    <meta:editing-duration>PT2H12M49S</meta:editing-duration>
    <meta:document-statistic meta:table-count="1" meta:cell-count="14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treat-empty-cells="leave-gap"/>
      <style:graphic-properties draw:stroke="none" draw:fill-color="#ffffff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868686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2.572cm" svg:height="9.083cm" xlink:href=".." xlink:type="simple" chart:class="chart:bar" chart:style-name="ch1">
        <chart:title svg:x="8.817cm" svg:y="0.317cm" chart:style-name="ch2">
          <text:p>MED TRUNCA</text:p>
        </chart:title>
        <chart:plot-area chart:style-name="ch3" table:cell-range-address="Feuille1.C5:Feuille1.D28" chart:data-source-has-labels="column" svg:x="0.823cm" svg:y="0.141cm" svg:width="19.48cm" svg:height="9.2cm">
          <chartooo:coordinate-region svg:x="2.979cm" svg:y="0.341cm" svg:width="17.324cm" svg:height="6.28cm"/>
          <chart:axis chart:dimension="x" chart:name="primary-x" chart:style-name="ch4" chartooo:axis-type="text">
            <chart:categories table:cell-range-address="Feuille1.C5:Feuille1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D5:Feuille1.D28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PolyA_N1_al_uniq</text:p>
                <draw:g>
                  <svg:desc>Feuille1.C5:Feuille1.C28</svg:desc>
                </draw:g>
              </table:table-cell>
              <table:table-cell office:value-type="float" office:value="54321122">
                <text:p>54321122</text:p>
                <draw:g>
                  <svg:desc>Feuille1.D5:Feuille1.D28</svg:desc>
                </draw:g>
              </table:table-cell>
            </table:table-row>
            <table:table-row>
              <table:table-cell office:value-type="string">
                <text:p>PolyA_N2_al_uniq</text:p>
              </table:table-cell>
              <table:table-cell office:value-type="float" office:value="48976168">
                <text:p>48976168</text:p>
              </table:table-cell>
            </table:table-row>
            <table:table-row>
              <table:table-cell office:value-type="string">
                <text:p>PolyA_N3_al_uniq</text:p>
              </table:table-cell>
              <table:table-cell office:value-type="float" office:value="50746978">
                <text:p>50746978</text:p>
              </table:table-cell>
            </table:table-row>
            <table:table-row>
              <table:table-cell office:value-type="string">
                <text:p>Ribo_N1_al_uniq</text:p>
              </table:table-cell>
              <table:table-cell office:value-type="float" office:value="69801165">
                <text:p>69801165</text:p>
              </table:table-cell>
            </table:table-row>
            <table:table-row>
              <table:table-cell office:value-type="string">
                <text:p>Ribo_N2_al_uniq</text:p>
              </table:table-cell>
              <table:table-cell office:value-type="float" office:value="45935451">
                <text:p>45935451</text:p>
              </table:table-cell>
            </table:table-row>
            <table:table-row>
              <table:table-cell office:value-type="string">
                <text:p>Ribo_N3_al_uniq</text:p>
              </table:table-cell>
              <table:table-cell office:value-type="float" office:value="18754740">
                <text:p>18754740</text:p>
              </table:table-cell>
            </table:table-row>
            <table:table-row>
              <table:table-cell office:value-type="string">
                <text:p>PolyA_R1_al_uniq</text:p>
              </table:table-cell>
              <table:table-cell office:value-type="float" office:value="66435765">
                <text:p>66435765</text:p>
              </table:table-cell>
            </table:table-row>
            <table:table-row>
              <table:table-cell office:value-type="string">
                <text:p>PolyA_R2_al_uniq</text:p>
              </table:table-cell>
              <table:table-cell office:value-type="float" office:value="52336316">
                <text:p>52336316</text:p>
              </table:table-cell>
            </table:table-row>
            <table:table-row>
              <table:table-cell office:value-type="string">
                <text:p>PolyA_R3_al_uniq</text:p>
              </table:table-cell>
              <table:table-cell office:value-type="float" office:value="66355924">
                <text:p>66355924</text:p>
              </table:table-cell>
            </table:table-row>
            <table:table-row>
              <table:table-cell office:value-type="string">
                <text:p>Ribo_R1_al_uniq</text:p>
              </table:table-cell>
              <table:table-cell office:value-type="float" office:value="64920504">
                <text:p>64920504</text:p>
              </table:table-cell>
            </table:table-row>
            <table:table-row>
              <table:table-cell office:value-type="string">
                <text:p>Ribo_R3_al_uniq</text:p>
              </table:table-cell>
              <table:table-cell office:value-type="float" office:value="28694838">
                <text:p>28694838</text:p>
              </table:table-cell>
            </table:table-row>
            <table:table-row>
              <table:table-cell office:value-type="string">
                <text:p>Ribo_R2_al_uniq</text:p>
              </table:table-cell>
              <table:table-cell office:value-type="float" office:value="88931117">
                <text:p>88931117</text:p>
              </table:table-cell>
            </table:table-row>
            <table:table-row>
              <table:table-cell office:value-type="string">
                <text:p>PolyA_N1_al_mult</text:p>
              </table:table-cell>
              <table:table-cell office:value-type="float" office:value="108642245">
                <text:p>108642245</text:p>
              </table:table-cell>
            </table:table-row>
            <table:table-row>
              <table:table-cell office:value-type="string">
                <text:p>PolyA_N2_al_mult</text:p>
              </table:table-cell>
              <table:table-cell office:value-type="float" office:value="97952338">
                <text:p>97952338</text:p>
              </table:table-cell>
            </table:table-row>
            <table:table-row>
              <table:table-cell office:value-type="string">
                <text:p>PolyA_N3_al_mult</text:p>
              </table:table-cell>
              <table:table-cell office:value-type="float" office:value="101493959">
                <text:p>101493959</text:p>
              </table:table-cell>
            </table:table-row>
            <table:table-row>
              <table:table-cell office:value-type="string">
                <text:p>Ribo_N1_al_mult</text:p>
              </table:table-cell>
              <table:table-cell office:value-type="float" office:value="139602334">
                <text:p>139602334</text:p>
              </table:table-cell>
            </table:table-row>
            <table:table-row>
              <table:table-cell office:value-type="string">
                <text:p>Ribo_N2_al_mult</text:p>
              </table:table-cell>
              <table:table-cell office:value-type="float" office:value="91870907">
                <text:p>91870907</text:p>
              </table:table-cell>
            </table:table-row>
            <table:table-row>
              <table:table-cell office:value-type="string">
                <text:p>Ribo_N3_al_mult</text:p>
              </table:table-cell>
              <table:table-cell office:value-type="float" office:value="37509486">
                <text:p>37509486</text:p>
              </table:table-cell>
            </table:table-row>
            <table:table-row>
              <table:table-cell office:value-type="string">
                <text:p>PolyA_R1_al_mult</text:p>
              </table:table-cell>
              <table:table-cell office:value-type="float" office:value="132871537">
                <text:p>132871537</text:p>
              </table:table-cell>
            </table:table-row>
            <table:table-row>
              <table:table-cell office:value-type="string">
                <text:p>PolyA_R2_al_mult</text:p>
              </table:table-cell>
              <table:table-cell office:value-type="float" office:value="104672640">
                <text:p>104672640</text:p>
              </table:table-cell>
            </table:table-row>
            <table:table-row>
              <table:table-cell office:value-type="string">
                <text:p>PolyA_R3_al_mult</text:p>
              </table:table-cell>
              <table:table-cell office:value-type="float" office:value="132711857">
                <text:p>132711857</text:p>
              </table:table-cell>
            </table:table-row>
            <table:table-row>
              <table:table-cell office:value-type="string">
                <text:p>Ribo_R1_al_mult</text:p>
              </table:table-cell>
              <table:table-cell office:value-type="float" office:value="129841017">
                <text:p>129841017</text:p>
              </table:table-cell>
            </table:table-row>
            <table:table-row>
              <table:table-cell office:value-type="string">
                <text:p>Ribo_R3_al_mult</text:p>
              </table:table-cell>
              <table:table-cell office:value-type="float" office:value="57389687">
                <text:p>57389687</text:p>
              </table:table-cell>
            </table:table-row>
            <table:table-row>
              <table:table-cell office:value-type="string">
                <text:p>Ribo_R2_al_mult</text:p>
              </table:table-cell>
              <table:table-cell office:value-type="float" office:value="177862244">
                <text:p>177862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68686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83cm" svg:height="5.711cm" xlink:href=".." xlink:type="simple" chart:class="chart:bar" chart:style-name="ch1">
        <chart:title svg:x="3.539cm" svg:y="0.25cm" chart:style-name="ch2">
          <text:p>PHAES VULG</text:p>
        </chart:title>
        <chart:legend chart:legend-position="end" svg:x="9.302cm" svg:y="2.556cm" style:legend-expansion="high" chart:style-name="ch3"/>
        <chart:plot-area chart:style-name="ch4" table:cell-range-address="Feuille1.C29:Feuille1.D32" chart:data-source-has-labels="column" svg:x="0.236cm" svg:y="1.487cm" svg:width="8.83cm" svg:height="4.11cm">
          <chartooo:coordinate-region svg:x="2.18cm" svg:y="1.487cm" svg:width="6.886cm" svg:height="1.621cm"/>
          <chart:axis chart:dimension="x" chart:name="primary-x" chart:style-name="ch5" chartooo:axis-type="text">
            <chart:categories table:cell-range-address="Feuille1.C29:Feuille1.C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D29:Feuille1.D3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nodule al uniq</text:p>
                <draw:g>
                  <svg:desc>Feuille1.C29:Feuille1.C32</svg:desc>
                </draw:g>
              </table:table-cell>
              <table:table-cell office:value-type="float" office:value="19068501">
                <text:p>19068501</text:p>
                <draw:g>
                  <svg:desc>Feuille1.D29:Feuille1.D32</svg:desc>
                </draw:g>
              </table:table-cell>
            </table:table-row>
            <table:table-row>
              <table:table-cell office:value-type="string">
                <text:p>root al uniq</text:p>
              </table:table-cell>
              <table:table-cell office:value-type="float" office:value="20313350">
                <text:p>20313350</text:p>
              </table:table-cell>
            </table:table-row>
            <table:table-row>
              <table:table-cell office:value-type="string">
                <text:p>nodule al mult</text:p>
              </table:table-cell>
              <table:table-cell office:value-type="float" office:value="31777562">
                <text:p>31777562</text:p>
              </table:table-cell>
            </table:table-row>
            <table:table-row>
              <table:table-cell office:value-type="string">
                <text:p>root al mult</text:p>
              </table:table-cell>
              <table:table-cell office:value-type="float" office:value="27793913">
                <text:p>277939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68686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03cm" svg:height="7.07cm" xlink:href=".." xlink:type="simple" chart:class="chart:bar" chart:style-name="ch1">
        <chart:title svg:x="4.451cm" svg:y="0.277cm" chart:style-name="ch2">
          <text:p>GLYC MAX</text:p>
        </chart:title>
        <chart:legend chart:legend-position="end" svg:x="10.175cm" svg:y="3.236cm" style:legend-expansion="high" chart:style-name="ch3"/>
        <chart:plot-area chart:style-name="ch4" table:cell-range-address="Feuille1.C33:Feuille1.D36" chart:data-source-has-labels="column" svg:x="0.254cm" svg:y="1.541cm" svg:width="9.667cm" svg:height="5.388cm">
          <chartooo:coordinate-region svg:x="2.198cm" svg:y="1.541cm" svg:width="7.723cm" svg:height="2.937cm"/>
          <chart:axis chart:dimension="x" chart:name="primary-x" chart:style-name="ch5" chartooo:axis-type="text">
            <chart:categories table:cell-range-address="Feuille1.C33:Feuille1.C3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D33:Feuille1.D3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nodule al uniq</text:p>
                <draw:g>
                  <svg:desc>Feuille1.C33:Feuille1.C36</svg:desc>
                </draw:g>
              </table:table-cell>
              <table:table-cell office:value-type="float" office:value="5692568">
                <text:p>5692568</text:p>
                <draw:g>
                  <svg:desc>Feuille1.D33:Feuille1.D36</svg:desc>
                </draw:g>
              </table:table-cell>
            </table:table-row>
            <table:table-row>
              <table:table-cell office:value-type="string">
                <text:p>root al uniq</text:p>
              </table:table-cell>
              <table:table-cell office:value-type="float" office:value="4910919">
                <text:p>4910919</text:p>
              </table:table-cell>
            </table:table-row>
            <table:table-row>
              <table:table-cell office:value-type="string">
                <text:p>nodul al mult</text:p>
              </table:table-cell>
              <table:table-cell office:value-type="float" office:value="9831647">
                <text:p>9831647</text:p>
              </table:table-cell>
            </table:table-row>
            <table:table-row>
              <table:table-cell office:value-type="string">
                <text:p>root al mult</text:p>
              </table:table-cell>
              <table:table-cell office:value-type="float" office:value="8236379">
                <text:p>82363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1cm" xlink:href=".." xlink:type="simple" chart:class="chart:bar" chart:style-name="ch1">
        <chart:title svg:x="6.396cm" svg:y="0.316cm" chart:style-name="ch2">
          <text:p>Cicer Arietinum</text:p>
        </chart:title>
        <chart:plot-area chart:style-name="ch3" table:cell-range-address="Feuille1.C37:Feuille1.D42" chart:data-source-has-labels="column" svg:x="0.32cm" svg:y="1.275cm" svg:width="15.363cm" svg:height="7.546cm">
          <chartooo:coordinate-region svg:x="1.682cm" svg:y="1.275cm" svg:width="14.001cm" svg:height="4.403cm"/>
          <chart:axis chart:dimension="x" chart:name="primary-x" chart:style-name="ch4" chartooo:axis-type="auto">
            <chartooo:date-scale/>
            <chart:categories table:cell-range-address="Feuille1.C37:Feuille1.C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D37:Feuille1.D4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nod 2to10DPI al uniq</text:p>
                <draw:g>
                  <svg:desc>Feuille1.C37:Feuille1.C42</svg:desc>
                </draw:g>
              </table:table-cell>
              <table:table-cell office:value-type="float" office:value="205129">
                <text:p>205129</text:p>
                <draw:g>
                  <svg:desc>Feuille1.D37:Feuille1.D42</svg:desc>
                </draw:g>
              </table:table-cell>
            </table:table-row>
            <table:table-row>
              <table:table-cell office:value-type="string">
                <text:p>nod 11to28DPI al uniq</text:p>
              </table:table-cell>
              <table:table-cell office:value-type="float" office:value="319781">
                <text:p>319781</text:p>
              </table:table-cell>
            </table:table-row>
            <table:table-row>
              <table:table-cell office:value-type="string">
                <text:p>root al uniq</text:p>
              </table:table-cell>
              <table:table-cell office:value-type="float" office:value="213753">
                <text:p>213753</text:p>
              </table:table-cell>
            </table:table-row>
            <table:table-row>
              <table:table-cell office:value-type="string">
                <text:p>nod 2to10DPI al mult</text:p>
              </table:table-cell>
              <table:table-cell office:value-type="float" office:value="234934">
                <text:p>234934</text:p>
              </table:table-cell>
            </table:table-row>
            <table:table-row>
              <table:table-cell office:value-type="string">
                <text:p>nod 11to28DPI al mult</text:p>
              </table:table-cell>
              <table:table-cell office:value-type="float" office:value="360458">
                <text:p>360458</text:p>
              </table:table-cell>
            </table:table-row>
            <table:table-row>
              <table:table-cell office:value-type="string">
                <text:p>root al mult</text:p>
              </table:table-cell>
              <table:table-cell office:value-type="float" office:value="250186">
                <text:p>2501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6.277cm" svg:y="0.315cm" chart:style-name="ch2">
          <text:p>Medicago Sativa</text:p>
        </chart:title>
        <chart:plot-area chart:style-name="ch3" table:cell-range-address="Feuille1.C43:Feuille1.D54" chart:data-source-has-labels="column" svg:x="0.32cm" svg:y="1.273cm" svg:width="15.363cm" svg:height="7.546cm">
          <chartooo:coordinate-region svg:x="2.053cm" svg:y="1.273cm" svg:width="13.63cm" svg:height="4.796cm"/>
          <chart:axis chart:dimension="x" chart:name="primary-x" chart:style-name="ch4" chartooo:axis-type="auto">
            <chartooo:date-scale/>
            <chart:categories table:cell-range-address="Feuille1.C43:Feuille1.C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D43:Feuille1.D54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nodule_s1_al_uniq</text:p>
                <draw:g>
                  <svg:desc>Feuille1.C43:Feuille1.C54</svg:desc>
                </draw:g>
              </table:table-cell>
              <table:table-cell office:value-type="float" office:value="11218511">
                <text:p>11218511</text:p>
                <draw:g>
                  <svg:desc>Feuille1.D43:Feuille1.D54</svg:desc>
                </draw:g>
              </table:table-cell>
            </table:table-row>
            <table:table-row>
              <table:table-cell office:value-type="string">
                <text:p>nodule_s2_al_uniq</text:p>
              </table:table-cell>
              <table:table-cell office:value-type="float" office:value="12368831">
                <text:p>12368831</text:p>
              </table:table-cell>
            </table:table-row>
            <table:table-row>
              <table:table-cell office:value-type="string">
                <text:p>nodule_s3_al_uniq</text:p>
              </table:table-cell>
              <table:table-cell office:value-type="float" office:value="6808568">
                <text:p>6808568</text:p>
              </table:table-cell>
            </table:table-row>
            <table:table-row>
              <table:table-cell office:value-type="string">
                <text:p>root_s1_al_uniq</text:p>
              </table:table-cell>
              <table:table-cell office:value-type="float" office:value="11040510">
                <text:p>11040510</text:p>
              </table:table-cell>
            </table:table-row>
            <table:table-row>
              <table:table-cell office:value-type="string">
                <text:p>root_s2_al_uniq</text:p>
              </table:table-cell>
              <table:table-cell office:value-type="float" office:value="9366346">
                <text:p>9366346</text:p>
              </table:table-cell>
            </table:table-row>
            <table:table-row>
              <table:table-cell office:value-type="string">
                <text:p>root_s3_al_uniq</text:p>
              </table:table-cell>
              <table:table-cell office:value-type="float" office:value="9970536">
                <text:p>9970536</text:p>
              </table:table-cell>
            </table:table-row>
            <table:table-row>
              <table:table-cell office:value-type="string">
                <text:p>nodule_s1_al_mult</text:p>
              </table:table-cell>
              <table:table-cell office:value-type="float" office:value="52859084">
                <text:p>52859084</text:p>
              </table:table-cell>
            </table:table-row>
            <table:table-row>
              <table:table-cell office:value-type="string">
                <text:p>nodule_s2_al_mult</text:p>
              </table:table-cell>
              <table:table-cell office:value-type="float" office:value="51144133">
                <text:p>51144133</text:p>
              </table:table-cell>
            </table:table-row>
            <table:table-row>
              <table:table-cell office:value-type="string">
                <text:p>nodule_s3_al_mult</text:p>
              </table:table-cell>
              <table:table-cell office:value-type="float" office:value="33022113">
                <text:p>33022113</text:p>
              </table:table-cell>
            </table:table-row>
            <table:table-row>
              <table:table-cell office:value-type="string">
                <text:p>root_s1_al_mult</text:p>
              </table:table-cell>
              <table:table-cell office:value-type="float" office:value="48732618">
                <text:p>48732618</text:p>
              </table:table-cell>
            </table:table-row>
            <table:table-row>
              <table:table-cell office:value-type="string">
                <text:p>root_s2_al_mult</text:p>
              </table:table-cell>
              <table:table-cell office:value-type="float" office:value="41276211">
                <text:p>41276211</text:p>
              </table:table-cell>
            </table:table-row>
            <table:table-row>
              <table:table-cell office:value-type="string">
                <text:p>root_s3_al_mult</text:p>
              </table:table-cell>
              <table:table-cell office:value-type="float" office:value="44923189">
                <text:p>449231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6.423cm" svg:y="0.315cm" chart:style-name="ch2">
          <text:p>Pisum Sativum</text:p>
        </chart:title>
        <chart:plot-area chart:style-name="ch3" table:cell-range-address="Feuille1.C55:Feuille1.D58" chart:data-source-has-labels="column" svg:x="0.32cm" svg:y="1.273cm" svg:width="15.363cm" svg:height="7.546cm">
          <chartooo:coordinate-region svg:x="2.238cm" svg:y="1.472cm" svg:width="13.445cm" svg:height="6.7cm"/>
          <chart:axis chart:dimension="x" chart:name="primary-x" chart:style-name="ch4" chartooo:axis-type="auto">
            <chartooo:date-scale/>
            <chart:categories table:cell-range-address="Feuille1.C55:Feuille1.C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D55:Feuille1.D5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root_al_uniq</text:p>
                <draw:g>
                  <svg:desc>Feuille1.C55:Feuille1.C58</svg:desc>
                </draw:g>
              </table:table-cell>
              <table:table-cell office:value-type="float" office:value="117151698">
                <text:p>117151698</text:p>
                <draw:g>
                  <svg:desc>Feuille1.D55:Feuille1.D58</svg:desc>
                </draw:g>
              </table:table-cell>
            </table:table-row>
            <table:table-row>
              <table:table-cell office:value-type="string">
                <text:p>nodule_al_uniq</text:p>
              </table:table-cell>
              <table:table-cell office:value-type="float" office:value="111610406">
                <text:p>111610406</text:p>
              </table:table-cell>
            </table:table-row>
            <table:table-row>
              <table:table-cell office:value-type="string">
                <text:p>root_al_mult</text:p>
              </table:table-cell>
              <table:table-cell office:value-type="float" office:value="161810160">
                <text:p>161810160</text:p>
              </table:table-cell>
            </table:table-row>
            <table:table-row>
              <table:table-cell office:value-type="string">
                <text:p>nodule_al_mult</text:p>
              </table:table-cell>
              <table:table-cell office:value-type="float" office:value="145731884">
                <text:p>1457318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4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04cm" svg:y="0.316cm" chart:style-name="ch2">
          <text:p>distributions des reads par plantes</text:p>
        </chart:title>
        <chart:legend chart:legend-position="end" svg:x="12.096cm" svg:y="2.956cm" style:legend-expansion="high" chart:style-name="ch3"/>
        <chart:plot-area chart:style-name="ch4" table:cell-range-address="Feuille1.A63:Feuille1.B68" chart:data-source-has-labels="column" svg:x="0.32cm" svg:y="1.275cm" svg:width="11.456cm" svg:height="7.545cm">
          <chartooo:coordinate-region svg:x="2.276cm" svg:y="1.276cm" svg:width="7.544cm" svg:height="7.544cm"/>
          <chart:axis chart:dimension="x" chart:name="primary-x" chart:style-name="ch5" chartooo:axis-type="auto">
            <chartooo:date-scale/>
            <chart:categories table:cell-range-address="Feuille1.A63:Feuille1.A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63:Feuille1.B6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Medicago Truncatula</text:p>
                <draw:g>
                  <svg:desc>Feuille1.A63:Feuille1.A68</svg:desc>
                </draw:g>
              </table:table-cell>
              <table:table-cell office:value-type="float" office:value="82026264.125">
                <text:p>82026264.125</text:p>
                <draw:g>
                  <svg:desc>Feuille1.B63:Feuille1.B68</svg:desc>
                </draw:g>
              </table:table-cell>
            </table:table-row>
            <table:table-row>
              <table:table-cell office:value-type="string">
                <text:p>Phaesolus vulgaris</text:p>
              </table:table-cell>
              <table:table-cell office:value-type="float" office:value="24738331.5">
                <text:p>24738331.5</text:p>
              </table:table-cell>
            </table:table-row>
            <table:table-row>
              <table:table-cell office:value-type="string">
                <text:p>Glycine max</text:p>
              </table:table-cell>
              <table:table-cell office:value-type="float" office:value="7167878.25">
                <text:p>7167878.25</text:p>
              </table:table-cell>
            </table:table-row>
            <table:table-row>
              <table:table-cell office:value-type="string">
                <text:p>Cicer Arietinum</text:p>
              </table:table-cell>
              <table:table-cell office:value-type="float" office:value="264040.166666667">
                <text:p>264040.166666667</text:p>
              </table:table-cell>
            </table:table-row>
            <table:table-row>
              <table:table-cell office:value-type="string">
                <text:p>Medicago Sativa</text:p>
              </table:table-cell>
              <table:table-cell office:value-type="float" office:value="27727554.1666667">
                <text:p>27727554.1666667</text:p>
              </table:table-cell>
            </table:table-row>
            <table:table-row>
              <table:table-cell office:value-type="string">
                <text:p>Pisum Sativum</text:p>
              </table:table-cell>
              <table:table-cell office:value-type="float" office:value="134076037">
                <text:p>1340760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